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D50000002B59370C93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6.117cm" fo:margin-left="1.027cm" fo:margin-right="9.857cm" table:align="margins"/>
    </style:style>
    <style:style style:name="表格1.A" style:family="table-column">
      <style:table-column-properties style:column-width="6.117cm" style:rel-column-width="65535*"/>
    </style:style>
    <style:style style:name="表格1.1" style:family="table-row">
      <style:table-row-properties style:min-row-height="3.874cm"/>
    </style:style>
    <style:style style:name="表格1.A1" style:family="table-cell">
      <style:table-cell-properties fo:padding="0.097cm" fo:border="0.002cm solid #000000"/>
    </style:style>
    <style:style style:name="表格2" style:family="table">
      <style:table-properties style:width="5.906cm" table:align="left"/>
    </style:style>
    <style:style style:name="表格2.A" style:family="table-column">
      <style:table-column-properties style:column-width="2.667cm"/>
    </style:style>
    <style:style style:name="表格2.B" style:family="table-column">
      <style:table-column-properties style:column-width="3.239cm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ffffff" style:background-transparency="100%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successiv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Table_20_Contents">[[repeatIn(objects,'o')]]</text:p>
            <text:p text:style-name="Table_20_Contents"><draw:frame draw:style-name="fr1" draw:name="图形1" text:anchor-type="paragraph" svg:x="0.898cm" svg:y="0.028cm" svg:width="4.509cm" svg:height="0.908cm" draw:z-index="0"><draw:image xlink:href="Pictures/10000000000000D50000002B59370C93.jpg" xlink:type="simple" xlink:show="embed" xlink:actuate="onLoad"/></draw:frame></text:p>
            <text:p text:style-name="Table_20_Contents"/>
            <table:table table:name="表格2" table:style-name="表格2">
              <table:table-column table:style-name="表格2.A"/>
              <table:table-column table:style-name="表格2.B"/>
              <table:table-row>
                <table:table-cell table:style-name="表格2.A1" office:value-type="string">
                  <text:p text:style-name="Table_20_Contents">Customer P/N</text:p>
                </table:table-cell>
                <table:table-cell table:style-name="表格2.B1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>QTY(pcs)</text:p>
                </table:table-cell>
                <table:table-cell table:style-name="表格2.B2" office:value-type="string">
                  <text:p text:style-name="Table_20_Contents">[[o.pack_number]]</text:p>
                </table:table-cell>
              </table:table-row>
              <table:table-row>
                <table:table-cell table:style-name="表格2.A2" office:value-type="string">
                  <text:p text:style-name="Table_20_Contents">Date code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ext:p text:style-name="Standard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0:34:15.75</meta:creation-date>
    <dc:date>2013-01-12T11:30:04.76</dc:date>
    <dc:creator>wang sheng wang</dc:creator>
    <meta:editing-duration>PT5M56S</meta:editing-duration>
    <meta:editing-cycles>2</meta:editing-cycles>
    <meta:generator>OpenOffice.org/3.3$Win32 OpenOffice.org_project/330m20$Build-9567</meta:generator>
    <meta:document-statistic meta:table-count="2" meta:image-count="1" meta:object-count="0" meta:page-count="1" meta:paragraph-count="6" meta:word-count="7" meta:character-count="72"/>
  </office:meta>
</office:document-meta>
</file>